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4f5f" officeooo:paragraph-rsid="001f4f5f"/>
    </style:style>
    <style:style style:name="P2" style:family="paragraph" style:parent-style-name="Standard" style:list-style-name="L1">
      <style:text-properties officeooo:rsid="001f4f5f" officeooo:paragraph-rsid="001f4f5f"/>
    </style:style>
    <style:style style:name="P3" style:family="paragraph" style:parent-style-name="Standard" style:list-style-name="L1">
      <style:text-properties officeooo:rsid="001f4f5f" officeooo:paragraph-rsid="00210fe6"/>
    </style:style>
    <style:style style:name="P4" style:family="paragraph" style:parent-style-name="Standard" style:list-style-name="L1">
      <style:text-properties officeooo:rsid="001f4f5f" officeooo:paragraph-rsid="002ef6e6"/>
    </style:style>
    <style:style style:name="P5" style:family="paragraph" style:parent-style-name="Standard">
      <style:text-properties officeooo:rsid="001f4f5f" officeooo:paragraph-rsid="0024110d"/>
    </style:style>
    <style:style style:name="P6" style:family="paragraph" style:parent-style-name="Standard" style:list-style-name="L5">
      <style:text-properties officeooo:rsid="001f4f5f" officeooo:paragraph-rsid="002905dc"/>
    </style:style>
    <style:style style:name="P7" style:family="paragraph" style:parent-style-name="Standard" style:list-style-name="L1">
      <style:text-properties officeooo:rsid="00210fe6" officeooo:paragraph-rsid="00210fe6"/>
    </style:style>
    <style:style style:name="P8" style:family="paragraph" style:parent-style-name="Standard" style:list-style-name="L2">
      <style:text-properties officeooo:rsid="00210fe6" officeooo:paragraph-rsid="00210fe6"/>
    </style:style>
    <style:style style:name="P9" style:family="paragraph" style:parent-style-name="Standard" style:list-style-name="L5">
      <style:text-properties officeooo:rsid="00210fe6" officeooo:paragraph-rsid="002fb012"/>
    </style:style>
    <style:style style:name="P10" style:family="paragraph" style:parent-style-name="Standard" style:list-style-name="L1">
      <style:text-properties officeooo:rsid="00211f6a" officeooo:paragraph-rsid="00211f6a"/>
    </style:style>
    <style:style style:name="P11" style:family="paragraph" style:parent-style-name="Standard" style:list-style-name="L3">
      <style:text-properties officeooo:rsid="00211f6a" officeooo:paragraph-rsid="00211f6a"/>
    </style:style>
    <style:style style:name="P12" style:family="paragraph" style:parent-style-name="Standard" style:list-style-name="L3">
      <style:text-properties officeooo:rsid="00211f6a" officeooo:paragraph-rsid="0027424d"/>
    </style:style>
    <style:style style:name="P13" style:family="paragraph" style:parent-style-name="Standard" style:list-style-name="L1">
      <style:text-properties officeooo:rsid="0022cd8e" officeooo:paragraph-rsid="00210fe6"/>
    </style:style>
    <style:style style:name="P14" style:family="paragraph" style:parent-style-name="Standard" style:list-style-name="L3">
      <style:text-properties officeooo:rsid="00240a73" officeooo:paragraph-rsid="00240a73"/>
    </style:style>
    <style:style style:name="P15" style:family="paragraph" style:parent-style-name="Standard" style:list-style-name="L3">
      <style:text-properties officeooo:rsid="00240a73" officeooo:paragraph-rsid="0027424d"/>
    </style:style>
    <style:style style:name="P16" style:family="paragraph" style:parent-style-name="Standard" style:list-style-name="L1">
      <style:text-properties officeooo:rsid="00240a73" officeooo:paragraph-rsid="00240a73"/>
    </style:style>
    <style:style style:name="P17" style:family="paragraph" style:parent-style-name="Standard" style:list-style-name="L1">
      <style:text-properties fo:font-weight="bold" officeooo:rsid="00240a73" officeooo:paragraph-rsid="00240a73" style:font-weight-asian="bold" style:font-weight-complex="bold"/>
    </style:style>
    <style:style style:name="P18" style:family="paragraph" style:parent-style-name="Standard" style:list-style-name="L1">
      <style:text-properties fo:font-weight="bold" officeooo:rsid="00240a73" officeooo:paragraph-rsid="002ef6e6" style:font-weight-asian="bold" style:font-weight-complex="bold"/>
    </style:style>
    <style:style style:name="P19" style:family="paragraph" style:parent-style-name="Standard" style:list-style-name="L5">
      <style:text-properties fo:font-weight="bold" officeooo:rsid="002a1805" officeooo:paragraph-rsid="002a1805" style:font-weight-asian="bold" style:font-weight-complex="bold"/>
    </style:style>
    <style:style style:name="P20" style:family="paragraph" style:parent-style-name="Standard" style:list-style-name="L5">
      <style:text-properties fo:font-weight="bold" officeooo:rsid="002bc5dd" officeooo:paragraph-rsid="002bc5dd" style:font-weight-asian="bold" style:font-weight-complex="bold"/>
    </style:style>
    <style:style style:name="P21" style:family="paragraph" style:parent-style-name="Standard" style:list-style-name="L1">
      <style:text-properties fo:font-weight="bold" officeooo:rsid="002ef6e6" officeooo:paragraph-rsid="002ef6e6" style:font-weight-asian="bold" style:font-weight-complex="bold"/>
    </style:style>
    <style:style style:name="P22" style:family="paragraph" style:parent-style-name="Standard" style:list-style-name="L3">
      <style:text-properties officeooo:rsid="0024110d" officeooo:paragraph-rsid="0024110d"/>
    </style:style>
    <style:style style:name="P23" style:family="paragraph" style:parent-style-name="Standard" style:list-style-name="L3">
      <style:text-properties officeooo:rsid="0024110d" officeooo:paragraph-rsid="0027424d"/>
    </style:style>
    <style:style style:name="P24" style:family="paragraph" style:parent-style-name="Standard" style:list-style-name="L3">
      <style:text-properties officeooo:rsid="0027424d" officeooo:paragraph-rsid="0027424d"/>
    </style:style>
    <style:style style:name="P25" style:family="paragraph" style:parent-style-name="Standard" style:list-style-name="L5">
      <style:text-properties officeooo:rsid="002a1805" officeooo:paragraph-rsid="002a1805"/>
    </style:style>
    <style:style style:name="P26" style:family="paragraph" style:parent-style-name="Standard" style:list-style-name="L5">
      <style:text-properties officeooo:rsid="002bc5dd" officeooo:paragraph-rsid="002bc5dd"/>
    </style:style>
    <style:style style:name="P27" style:family="paragraph" style:parent-style-name="Standard" style:list-style-name="L1">
      <style:text-properties style:text-underline-style="solid" style:text-underline-width="auto" style:text-underline-color="font-color" fo:font-weight="bold" officeooo:rsid="002ef6e6" officeooo:paragraph-rsid="002ef6e6" style:font-weight-asian="bold" style:font-weight-complex="bold"/>
    </style:style>
    <style:style style:name="P28" style:family="paragraph" style:parent-style-name="Standard" style:list-style-name="L1">
      <style:text-properties style:text-underline-style="solid" style:text-underline-width="auto" style:text-underline-color="font-color" fo:font-weight="bold" officeooo:rsid="00348468" officeooo:paragraph-rsid="00348468" style:font-weight-asian="bold" style:font-weight-complex="bold"/>
    </style:style>
    <style:style style:name="P29" style:family="paragraph" style:parent-style-name="Standard" style:list-style-name="L1">
      <style:text-properties style:text-underline-style="none" fo:font-weight="normal" officeooo:rsid="002ef6e6" officeooo:paragraph-rsid="002ef6e6" style:font-weight-asian="normal" style:font-weight-complex="normal"/>
    </style:style>
    <style:style style:name="P30" style:family="paragraph" style:parent-style-name="Standard" style:list-style-name="L1">
      <style:text-properties officeooo:rsid="002fb012" officeooo:paragraph-rsid="002fb012"/>
    </style:style>
    <style:style style:name="P31" style:family="paragraph" style:parent-style-name="Text_20_body" style:list-style-name="L4">
      <style:text-properties officeooo:rsid="0027424d" officeooo:paragraph-rsid="0027424d"/>
    </style:style>
    <style:style style:name="P32" style:family="paragraph" style:parent-style-name="Text_20_body">
      <style:text-properties officeooo:rsid="0027424d" officeooo:paragraph-rsid="0027424d"/>
    </style:style>
    <style:style style:name="P33" style:family="paragraph" style:parent-style-name="Text_20_body" style:list-style-name="L6">
      <style:text-properties officeooo:paragraph-rsid="0027424d"/>
    </style:style>
    <style:style style:name="P34" style:family="paragraph" style:parent-style-name="Text_20_body" style:list-style-name="L5">
      <style:text-properties officeooo:rsid="002905dc" officeooo:paragraph-rsid="002905dc"/>
    </style:style>
    <style:style style:name="P35" style:family="paragraph" style:parent-style-name="Text_20_body" style:list-style-name="L5">
      <style:text-properties officeooo:rsid="002905dc" officeooo:paragraph-rsid="002a1805"/>
    </style:style>
    <style:style style:name="P36" style:family="paragraph" style:parent-style-name="Text_20_body" style:list-style-name="L7">
      <style:text-properties fo:font-weight="bold" officeooo:paragraph-rsid="0027424d" style:font-weight-asian="bold" style:font-weight-complex="bold"/>
    </style:style>
    <style:style style:name="P37" style:family="paragraph" style:parent-style-name="Text_20_body" style:list-style-name="L5">
      <style:text-properties fo:font-weight="bold" officeooo:rsid="002905dc" officeooo:paragraph-rsid="002905dc" style:font-weight-asian="bold" style:font-weight-complex="bold"/>
    </style:style>
    <style:style style:name="P38" style:family="paragraph" style:parent-style-name="Text_20_body" style:list-style-name="L5">
      <style:text-properties fo:font-weight="bold" officeooo:rsid="002a1805" officeooo:paragraph-rsid="002a1805" style:font-weight-asian="bold" style:font-weight-complex="bold"/>
    </style:style>
    <style:style style:name="P39" style:family="paragraph" style:parent-style-name="Text_20_body">
      <style:text-properties officeooo:rsid="002ef6e6" officeooo:paragraph-rsid="002ef6e6"/>
    </style:style>
    <style:style style:name="P40" style:family="paragraph" style:parent-style-name="Text_20_body" style:list-style-name="L8">
      <style:text-properties officeooo:rsid="002ef6e6" officeooo:paragraph-rsid="002ef6e6"/>
    </style:style>
    <style:style style:name="P41" style:family="paragraph" style:parent-style-name="Text_20_body" style:list-style-name="L8">
      <style:text-properties officeooo:rsid="002fb012" officeooo:paragraph-rsid="002fb012"/>
    </style:style>
    <style:style style:name="P42" style:family="paragraph" style:parent-style-name="Text_20_body" style:list-style-name="L8">
      <style:text-properties officeooo:rsid="0031a632" officeooo:paragraph-rsid="0031a632"/>
    </style:style>
    <style:style style:name="P43" style:family="paragraph" style:parent-style-name="Text_20_body" style:list-style-name="L4">
      <style:text-properties officeooo:rsid="003354e8" officeooo:paragraph-rsid="003354e8"/>
    </style:style>
    <style:style style:name="P44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f4f5f"/>
    </style:style>
    <style:style style:name="T2" style:family="text">
      <style:text-properties officeooo:rsid="00210fe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0fe6" style:font-weight-asian="bold" style:font-weight-complex="bold"/>
    </style:style>
    <style:style style:name="T5" style:family="text">
      <style:text-properties fo:font-weight="bold" officeooo:rsid="00211f6a" style:font-weight-asian="bold" style:font-weight-complex="bold"/>
    </style:style>
    <style:style style:name="T6" style:family="text">
      <style:text-properties fo:font-weight="bold" officeooo:rsid="0022cd8e" style:font-weight-asian="bold" style:font-weight-complex="bold"/>
    </style:style>
    <style:style style:name="T7" style:family="text">
      <style:text-properties fo:font-weight="bold" officeooo:rsid="002a1805" style:font-weight-asian="bold" style:font-weight-complex="bold"/>
    </style:style>
    <style:style style:name="T8" style:family="text">
      <style:text-properties fo:font-weight="bold" officeooo:rsid="002bc5dd" style:font-weight-asian="bold" style:font-weight-complex="bold"/>
    </style:style>
    <style:style style:name="T9" style:family="text">
      <style:text-properties fo:font-weight="bold" officeooo:rsid="001f4f5f" style:font-weight-asian="bold" style:font-weight-complex="bold"/>
    </style:style>
    <style:style style:name="T10" style:family="text">
      <style:text-properties officeooo:rsid="00211f6a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2bc5dd" style:font-weight-asian="bold" style:font-weight-complex="bold"/>
    </style:style>
    <style:style style:name="T13" style:family="text">
      <style:text-properties officeooo:rsid="0022cd8e"/>
    </style:style>
    <style:style style:name="T14" style:family="text">
      <style:text-properties officeooo:rsid="00240a73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25eb07"/>
    </style:style>
    <style:style style:name="T17" style:family="text">
      <style:text-properties officeooo:rsid="0027424d"/>
    </style:style>
    <style:style style:name="T18" style:family="text">
      <style:text-properties officeooo:rsid="002a1805"/>
    </style:style>
    <style:style style:name="T19" style:family="text">
      <style:text-properties officeooo:rsid="002bc5dd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officeooo:rsid="003354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1">Projet Agshmne</text:h>
      <text:p text:style-name="P1"/>
      <text:p text:style-name="P1">Le but est de créer un jeu de rôle avec des graphismes simples, en 2d :</text:p>
      <text:p text:style-name="P1"/>
      <text:list xml:id="list7148223311138759401" text:style-name="L3">
        <text:list-item>
          <text:p text:style-name="P11"><text:span text:style-name="T3">Partie </text:span>(gérer fichier de sauvegarde<text:span text:style-name="T14">) </text:span>:</text:p>
          <text:list>
            <text:list-item>
              <text:p text:style-name="P11"><text:span text:style-name="T3">Démarrer</text:span> une partie</text:p>
              <text:list>
                <text:list-item>
                  <text:p text:style-name="P11">Créer un personnage </text:p>
                  <text:list>
                    <text:list-item>
                      <text:p text:style-name="P14">Lancer Caractéristiques 3 fois et garder celles qu'on veut.</text:p>
                    </text:list-item>
                    <text:list-item>
                      <text:p text:style-name="P14">Lancer la partie</text:p>
                    </text:list-item>
                  </text:list>
                </text:list-item>
              </text:list>
            </text:list-item>
            <text:list-item>
              <text:p text:style-name="P11"><text:span text:style-name="T3">Charger</text:span> une partie</text:p>
              <text:list>
                <text:list-item>
                  <text:p text:style-name="P22">Charger le fichier de sauvegarde</text:p>
                </text:list-item>
              </text:list>
            </text:list-item>
            <text:list-item>
              <text:p text:style-name="P22"><text:span text:style-name="T3">Quitter</text:span> partie</text:p>
            </text:list-item>
          </text:list>
        </text:list-item>
      </text:list>
      <text:p text:style-name="P5"/>
      <text:list xml:id="list251327869827755910" text:style-name="L2">
        <text:list-item>
          <text:p text:style-name="P8"><text:span text:style-name="T11">Gestion des tours</text:span> (jours) et du Danger :</text:p>
          <text:list>
            <text:list-item>
              <text:p text:style-name="P8">A chaque déplacement le tour est incrément<text:span text:style-name="T16">é</text:span>, ainsi que le niveau de danger. </text:p>
            </text:list-item>
            <text:list-item>
              <text:p text:style-name="P8">Le <text:span text:style-name="T3">Tour</text:span> ne retombent jamais à 0 et continue tant que le personnage est en vie. <text:span text:style-name="T16">+1 à chaque déplacement.</text:span></text:p>
            </text:list-item>
            <text:list-item>
              <text:p text:style-name="P8">Le <text:span text:style-name="T3">Danger</text:span> retombe à 0 après un combat. Si le personnage n'effectue aucun combat, le Danger s'incrémente à chaque déplacement.</text:p>
              <text:p text:style-name="P8"/>
            </text:list-item>
          </text:list>
        </text:list-item>
      </text:list>
      <text:list xml:id="list6843617012539493776" text:style-name="L1">
        <text:list-item>
          <text:p text:style-name="P2"><text:span text:style-name="T11">Carte en 2d</text:span>, proposant des cases sur lesquelles on peut se déplacer : Nord, Est, Sud Ouest. Différentes actions en fonction de la nature (type) de la case :</text:p>
          <text:list>
            <text:list-item>
              <text:p text:style-name="P2">Type <text:span text:style-name="T3">Ville </text:span>: Commercer, Dormir, Manger, (Apprendre → A voir en dernier)</text:p>
            </text:list-item>
            <text:list-item>
              <text:p text:style-name="P2">Type <text:span text:style-name="T3">Roche </text:span>: Miner</text:p>
            </text:list-item>
            <text:list-item>
              <text:p text:style-name="P2">Type <text:span text:style-name="T3">Herbe</text:span> : Cultiver</text:p>
            </text:list-item>
            <text:list-item>
              <text:p text:style-name="P3">Type <text:span text:style-name="T3">Bois </text:span>: </text:p>
              <text:list>
                <text:list-item>
                  <text:p text:style-name="P13">Bûcheron</text:p>
                </text:list-item>
                <text:list-item>
                  <text:p text:style-name="P7">Chasser → Cuisiner</text:p>
                </text:list-item>
              </text:list>
            </text:list-item>
            <text:list-item>
              <text:p text:style-name="P2">Type <text:span text:style-name="T3">Eau </text:span>: Pêcher → Cuisiner</text:p>
            </text:list-item>
            <text:list-item>
              <text:p text:style-name="P3"><text:span text:style-name="T2">Type </text:span><text:span text:style-name="T4">Nourriture </text:span><text:span text:style-name="T2">: </text:span></text:p>
              <text:list>
                <text:list-item>
                  <text:p text:style-name="P3"><text:span text:style-name="T2">Si Corps de bête (après combat) :</text:span> Dépecer → Cuisiner</text:p>
                </text:list-item>
              </text:list>
              <text:p text:style-name="P2"/>
            </text:list-item>
          </text:list>
        </text:list-item>
        <text:list-item>
          <text:p text:style-name="P2"><text:span text:style-name="T11">Personnage </text:span>: </text:p>
          <text:list>
            <text:list-item>
              <text:p text:style-name="P2">5 <text:span text:style-name="T5">Caractéristiques</text:span> (Force, Dextérité, Constitution, Intelligence et Charisme)</text:p>
            </text:list-item>
            <text:list-item>
              <text:p text:style-name="P2">2 <text:span text:style-name="T5">Attribut</text:span><text:span text:style-name="T3">s </text:span>: Fatigue et Faim →<text:span text:style-name="T2"> incrémenté à chaque déplacement.</text:span></text:p>
            </text:list-item>
            <text:list-item>
              <text:p text:style-name="P2">1 caractéristique <text:span text:style-name="T3">Position</text:span></text:p>
            </text:list-item>
            <text:list-item>
              <text:p text:style-name="P2">1 <text:span text:style-name="T5">Équipement</text:span><text:span text:style-name="T3"> </text:span>: <text:span text:style-name="T10">Tête</text:span>, Torse, Bras, Jambes, 2 Mains, 2 anneaux</text:p>
            </text:list-item>
            <text:list-item>
              <text:p text:style-name="P2">1 <text:span text:style-name="T10">S</text:span><text:span text:style-name="T3">ac-</text:span><text:span text:style-name="T5">à-dos</text:span><text:span text:style-name="T3"> </text:span>: espace limité par la Force</text:p>
            </text:list-item>
            <text:list-item>
              <text:p text:style-name="P2"><text:span text:style-name="T3">Compétences </text:span>(A voir en dernier, <text:span text:style-name="T10">possibilité peut-être d'avoir des </text:span><text:span text:style-name="T5">classes</text:span><text:span text:style-name="T10"> de personnage par la suite</text:span>) : Voir si on peut gérer des compétences citées ci-dessus plus d'autres : <text:s/>« <text:span text:style-name="T2">Feu de camp », « Vision », etc.</text:span></text:p>
            </text:list-item>
            <text:list-item>
              <text:p text:style-name="P17">Argent</text:p>
              <text:p text:style-name="P2"/>
            </text:list-item>
          </text:list>
        </text:list-item>
        <text:list-item>
          <text:p text:style-name="P2"><text:span text:style-name="T12">Événements</text:span><text:span text:style-name="T11"> </text:span>: Différentes possibilités <text:span text:style-name="T2">aléatoires (à gérer avec un pourcentage de chance (équivaudrait à 1D100) de tomber dessus (voir Danger)</text:span></text:p>
          <text:list>
            <text:list-item>
              <text:p text:style-name="P2">Rencontres <text:span text:style-name="T3">Amicales</text:span></text:p>
            </text:list-item>
            <text:list-item>
              <text:p text:style-name="P2">Rencontres <text:span text:style-name="T3">Agressive</text:span></text:p>
              <text:list>
                <text:list-item>
                  <text:p text:style-name="P16"><text:span text:style-name="T3">Combat </text:span><text:span text:style-name="T15">:</text:span></text:p>
                  <text:list>
                    <text:list-item>
                      <text:p text:style-name="P16"><text:soft-page-break/><text:span text:style-name="T15">Gérer le combat, avec loot à la fin (argent, objets, corps de monstre)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13">Rencontres </text:span><text:span text:style-name="T3">Spécial</text:span><text:span text:style-name="T6">es</text:span><text:span text:style-name="T3"> </text:span>: <text:span text:style-name="T13">événement</text:span> spécial : </text:p>
              <text:list>
                <text:list-item>
                  <text:p text:style-name="P10">Lieu magique</text:p>
                </text:list-item>
                <text:list-item>
                  <text:p text:style-name="P10">Caverne / Donjons</text:p>
                </text:list-item>
                <text:list-item>
                  <text:p text:style-name="P10">Etc...</text:p>
                </text:list-item>
              </text:list>
              <text:p text:style-name="P2"/>
            </text:list-item>
          </text:list>
        </text:list-item>
      </text:list>
      <text:p text:style-name="P1"/>
      <text:h text:style-name="Heading_20_2" text:outline-level="2">Fonctionnalités</text:h>
      <text:list xml:id="list174360396677205" text:continue-list="list7148223311138759401" text:style-name="L3">
        <text:list-item>
          <text:p text:style-name="P12"><text:span text:style-name="T3">Partie </text:span>(gérer fichier de sauvegarde<text:span text:style-name="T14">) </text:span>:</text:p>
          <text:list>
            <text:list-item>
              <text:p text:style-name="P12"><text:span text:style-name="T3">Démarrer</text:span> une partie</text:p>
              <text:list>
                <text:list-item>
                  <text:p text:style-name="P12">Créer un personnage </text:p>
                  <text:list>
                    <text:list-item>
                      <text:p text:style-name="P15">Lancer Caractéristiques 3 fois et garder celles qu'on veut.</text:p>
                    </text:list-item>
                    <text:list-item>
                      <text:p text:style-name="P15">Lancer la partie</text:p>
                    </text:list-item>
                  </text:list>
                </text:list-item>
              </text:list>
            </text:list-item>
            <text:list-item>
              <text:p text:style-name="P24"><text:span text:style-name="T3">Sauvegarder</text:span> une partie</text:p>
              <text:list>
                <text:list-item>
                  <text:p text:style-name="P24">Permettre la sauvegarde de plusieurs parties</text:p>
                </text:list-item>
              </text:list>
            </text:list-item>
            <text:list-item>
              <text:p text:style-name="P12"><text:span text:style-name="T3">Charger</text:span> une partie</text:p>
              <text:list>
                <text:list-item>
                  <text:p text:style-name="P23">Charger le fichier de sauvegarde</text:p>
                </text:list-item>
              </text:list>
            </text:list-item>
            <text:list-item>
              <text:p text:style-name="P24"><text:span text:style-name="T3">Configurer </text:span>: Pour le moment aucune configuration requise...</text:p>
            </text:list-item>
            <text:list-item>
              <text:p text:style-name="P23"><text:span text:style-name="T3">Quitter</text:span> partie</text:p>
            </text:list-item>
          </text:list>
        </text:list-item>
      </text:list>
      <text:h text:style-name="Heading_20_2" text:outline-level="2">Gameplay</text:h>
      <text:list xml:id="list1064991880844229560" text:style-name="L4">
        <text:list-item>
          <text:p text:style-name="P43">Accueil → Connexion</text:p>
          <text:list>
            <text:list-item>
              <text:p text:style-name="P31">Démarrer le jeu</text:p>
              <text:list>
                <text:list-item>
                  <text:p text:style-name="P31"><text:span text:style-name="T22">Écran</text:span> d'accueil</text:p>
                </text:list-item>
              </text:list>
            </text:list-item>
          </text:list>
        </text:list-item>
      </text:list>
      <text:list xml:id="list6946118667514729887" text:style-name="L6">
        <text:list-item>
          <text:list>
            <text:list-item>
              <text:list>
                <text:list-item>
                  <text:p text:style-name="P33"><text:span text:style-name="T17">Nouvelle partie</text:span></text:p>
                </text:list-item>
                <text:list-item>
                  <text:p text:style-name="P33"><text:span text:style-name="T17">Charger Partie</text:span></text:p>
                </text:list-item>
              </text:list>
            </text:list-item>
          </text:list>
        </text:list-item>
      </text:list>
      <text:list xml:id="list174361037175413" text:continue-list="list1064991880844229560" text:style-name="L4">
        <text:list-item>
          <text:p text:style-name="P31">Quitter</text:p>
        </text:list-item>
      </text:list>
      <text:list xml:id="list5531694195804644151" text:style-name="L7">
        <text:list-item>
          <text:p text:style-name="P36"><text:span text:style-name="T17">Nouvelle Partie :</text:span></text:p>
        </text:list-item>
      </text:list>
      <text:list xml:id="list4063613379992228845" text:style-name="L5">
        <text:list-item>
          <text:p text:style-name="P37">Création Personnage</text:p>
          <text:list>
            <text:list-item>
              <text:p text:style-name="P34">Définition des caractéristiques : Valeurs de bases + Attribution de points</text:p>
            </text:list-item>
          </text:list>
        </text:list-item>
        <text:list-item>
          <text:p text:style-name="P37">Lancement de la partie</text:p>
          <text:list>
            <text:list-item>
              <text:p text:style-name="P35"><text:span text:style-name="T7">Début </text:span><text:span text:style-name="T18">:</text:span></text:p>
              <text:list>
                <text:list-item>
                  <text:p text:style-name="P35">Personnage sur case début (0,0 – Ville)</text:p>
                </text:list-item>
              </text:list>
            </text:list-item>
            <text:list-item>
              <text:p text:style-name="P38">En Jeu</text:p>
              <text:list>
                <text:list-item>
                  <text:p text:style-name="P34"><text:span text:style-name="T8">Déplacement </text:span><text:span text:style-name="T19">: </text:span>Possibilité<text:span text:style-name="T19">s</text:span> 4 directions (N,E,S,W) </text:p>
                </text:list-item>
                <text:list-item>
                  <text:p text:style-name="P34"><text:span text:style-name="T3">Actions</text:span> différentes selon Type de Cases </text:p>
                  <text:list>
                    <text:list-item>
                      <text:p text:style-name="P6">Type <text:span text:style-name="T3">Ville </text:span>: Commercer, Dormir, Manger, Apprendre</text:p>
                    </text:list-item>
                    <text:list-item>
                      <text:p text:style-name="P6"><text:soft-page-break/>Type <text:span text:style-name="T3">Roche </text:span>: Miner</text:p>
                    </text:list-item>
                    <text:list-item>
                      <text:p text:style-name="P6">Type <text:span text:style-name="T3">Herbe</text:span> : Cultiver</text:p>
                    </text:list-item>
                    <text:list-item>
                      <text:p text:style-name="P6">Type <text:span text:style-name="T3">Bois </text:span>: <text:span text:style-name="T13">Bûcheron</text:span></text:p>
                    </text:list-item>
                    <text:list-item>
                      <text:p text:style-name="P6">Type <text:span text:style-name="T3">Eau </text:span>: Pêcher</text:p>
                    </text:list-item>
                    <text:list-item>
                      <text:p text:style-name="P6"><text:span text:style-name="T2">Si Corps de bête (après combat) :</text:span> Dépecer</text:p>
                    </text:list-item>
                  </text:list>
                </text:list-item>
                <text:list-item>
                  <text:p text:style-name="P25"><text:span text:style-name="T3">Objets </text:span>:</text:p>
                  <text:list>
                    <text:list-item>
                      <text:p text:style-name="P25">Sac-à-dos :</text:p>
                      <text:list>
                        <text:list-item>
                          <text:p text:style-name="P25">Potions</text:p>
                        </text:list-item>
                        <text:list-item>
                          <text:p text:style-name="P25">Nourriture</text:p>
                        </text:list-item>
                      </text:list>
                    </text:list-item>
                  </text:list>
                </text:list-item>
                <text:list-item>
                  <text:p text:style-name="P19">Compétences</text:p>
                  <text:list>
                    <text:list-item>
                      <text:p text:style-name="P25">Compétences (non exhaustif) :</text:p>
                      <text:list>
                        <text:list-item>
                          <text:p text:style-name="P25">Feu de Camp</text:p>
                        </text:list-item>
                        <text:list-item>
                          <text:p text:style-name="P25">Craft (Réunit tous les objets craftable)</text:p>
                        </text:list-item>
                        <text:list-item>
                          <text:p text:style-name="P25">Vision Nocturne</text:p>
                        </text:list-item>
                        <text:list-item>
                          <text:p text:style-name="P25">Cuisiner</text:p>
                        </text:list-item>
                        <text:list-item>
                          <text:p text:style-name="P25">Chasser</text:p>
                        </text:list-item>
                      </text:list>
                    </text:list-item>
                  </text:list>
                </text:list-item>
                <text:list-item>
                  <text:p text:style-name="P26"><text:span text:style-name="T3">Événements</text:span> : Sur cases aléatoire</text:p>
                  <text:list>
                    <text:list-item>
                      <text:p text:style-name="P26">Quêtes : aller chercher/tuer/actionner Z sur <text:s/>case X,Y</text:p>
                    </text:list-item>
                    <text:list-item>
                      <text:p text:style-name="P26">Combat : </text:p>
                      <text:list>
                        <text:list-item>
                          <text:p text:style-name="P26">Tour par tour</text:p>
                        </text:list-item>
                        <text:list-item>
                          <text:p text:style-name="P26">Attaque contre défense de chaque opposant</text:p>
                        </text:list-item>
                        <text:list-item>
                          <text:p text:style-name="P26">Si PV opposant = 0</text:p>
                          <text:list>
                            <text:list-item>
                              <text:p text:style-name="P26">Jeu Fini (Proposer de Charger dernière sauvegarde ou Quitter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Autres : plusieurs événements aléatoires :</text:p>
                      <text:list>
                        <text:list-item>
                          <text:p text:style-name="P26">Gain de points de caractéristiques, objets, compétences, etc.</text:p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11">Gestion des tours</text:span> (jours) et du Danger :</text:p>
                  <text:list>
                    <text:list-item>
                      <text:p text:style-name="P9">A chaque déplacement le tour est incrément<text:span text:style-name="T16">é</text:span>, ainsi que le niveau de danger. </text:p>
                    </text:list-item>
                    <text:list-item>
                      <text:p text:style-name="P9">Le <text:span text:style-name="T3">Tour</text:span> ne retombent jamais à 0 et continue tant que le personnage est en vie. <text:span text:style-name="T16">+1 à chaque déplacement.</text:span></text:p>
                    </text:list-item>
                    <text:list-item>
                      <text:p text:style-name="P9">Le <text:span text:style-name="T3">Danger</text:span> retombe à 0 après un combat. Si le personnage n'effectue aucun combat, le Danger s'incrémente à chaque déplaceme</text:p>
                    </text:list-item>
                  </text:list>
                </text:list-item>
              </text:list>
            </text:list-item>
            <text:list-item>
              <text:p text:style-name="P20">Expérience</text:p>
              <text:list>
                <text:list-item>
                  <text:p text:style-name="P26">Le personnage gagne de l'expérience après différentes actions (combat, découverte de lieux, etc.)</text:p>
                </text:list-item>
                <text:list-item>
                  <text:p text:style-name="P26">Gain de Niveau :</text:p>
                  <text:list>
                    <text:list-item>
                      <text:p text:style-name="P26">Points à attribuer aux caractéristiques et Compétences.</text:p>
                    </text:list-item>
                  </text:list>
                </text:list-item>
              </text:list>
            </text:list-item>
          </text:list>
        </text:list-item>
      </text:list>
      <text:p text:style-name="P32"><text:tab/></text:p>
      <text:h text:style-name="Heading_20_2" text:outline-level="2">Interface de l'Utilisateur</text:h>
      <text:p text:style-name="P39">TODO : faire un dessin de ce à quoi pourrait ressembler le jeu.</text:p>
      <text:h text:style-name="Heading_20_2" text:outline-level="2">Données</text:h>
      <text:list xml:id="list174360912834346" text:continue-list="list6843617012539493776" text:style-name="L1">
        <text:list-item>
          <text:p text:style-name="P4"><text:span text:style-name="T11">Personnage </text:span>: </text:p>
          <text:list>
            <text:list-item>
              <text:p text:style-name="P4">5 <text:span text:style-name="T5">Caractéristiques</text:span> (Force, Dextérité, Constitution, Intelligence et Charisme)</text:p>
            </text:list-item>
            <text:list-item>
              <text:p text:style-name="P30">4 <text:span text:style-name="T3">Vitales </text:span>: <text:span text:style-name="T3">Vie</text:span> et <text:span text:style-name="T3">Mana</text:span> → dépensées par combat / compétences, <text:span text:style-name="T9">Fatigue</text:span><text:span text:style-name="T1"> et </text:span><text:span text:style-name="T9">Faim</text:span><text:span text:style-name="T1"> → incrémenté à chaque déplacement.</text:span></text:p>
            </text:list-item>
            <text:list-item>
              <text:p text:style-name="P4">1 caractéristique <text:span text:style-name="T3">Position</text:span></text:p>
            </text:list-item>
            <text:list-item>
              <text:p text:style-name="P4"><text:soft-page-break/>1 <text:span text:style-name="T5">Équipement</text:span><text:span text:style-name="T3"> </text:span>: <text:span text:style-name="T10">Tête</text:span>, Torse, Bras, Jambes, 2 Mains, 2 anneaux</text:p>
            </text:list-item>
            <text:list-item>
              <text:p text:style-name="P4">1 <text:span text:style-name="T10">S</text:span><text:span text:style-name="T3">ac-</text:span><text:span text:style-name="T5">à-dos</text:span><text:span text:style-name="T3"> </text:span>: espace limité par la Force</text:p>
            </text:list-item>
            <text:list-item>
              <text:p text:style-name="P4"><text:span text:style-name="T3">Compétences </text:span>(A voir en dernier, <text:span text:style-name="T10">possibilité peut-être d'avoir des </text:span><text:span text:style-name="T5">classes</text:span><text:span text:style-name="T10"> de personnage par la suite</text:span>) : Voir si on peut gérer des compétences citées ci-dessus plus d'autres : <text:s/>« <text:span text:style-name="T2">Feu de camp », « Vision », etc.</text:span></text:p>
            </text:list-item>
            <text:list-item>
              <text:p text:style-name="P21">Expérience</text:p>
            </text:list-item>
            <text:list-item>
              <text:p text:style-name="P21">Niveau</text:p>
            </text:list-item>
            <text:list-item>
              <text:p text:style-name="P18">Argent</text:p>
            </text:list-item>
          </text:list>
        </text:list-item>
        <text:list-item>
          <text:p text:style-name="P27">Carte :<text:span text:style-name="T20"> </text:span><text:span text:style-name="T21">La carte sera représentée par des cases carrées. </text:span></text:p>
          <text:list>
            <text:list-item>
              <text:p text:style-name="P28"><text:span text:style-name="T21">Taille de la Carte</text:span></text:p>
            </text:list-item>
            <text:list-item>
              <text:p text:style-name="P29">Chaque Type de Cases aura un logo personnalisé.</text:p>
            </text:list-item>
            <text:list-item>
              <text:p text:style-name="P29">Chaque type de cases apportera ou pas des actions supplémentaires au personnage (chasser, miner, etc...)</text:p>
            </text:list-item>
          </text:list>
        </text:list-item>
      </text:list>
      <text:h text:style-name="Heading_20_2" text:outline-level="2">Algorythmes</text:h>
      <text:list xml:id="list5121555774583589970" text:style-name="L8">
        <text:list-item>
          <text:p text:style-name="P40">Génération de la carte</text:p>
          <text:list>
            <text:list-item>
              <text:p text:style-name="P40">Prévoir une ville tous les X cases visitées / construites ?</text:p>
            </text:list-item>
          </text:list>
        </text:list-item>
        <text:list-item>
          <text:p text:style-name="P40">Placement des rencontres / événements</text:p>
          <text:list>
            <text:list-item>
              <text:p text:style-name="P41">Trouver un algorythme qui définira combien de monstres / quêtes / évènement spéciaux seront placés.</text:p>
            </text:list-item>
            <text:list-item>
              <text:p text:style-name="P41">Le Danger jouera aussi dans la rencontres de monstres.</text:p>
            </text:list-item>
          </text:list>
        </text:list-item>
        <text:list-item>
          <text:p text:style-name="P42">Génération du contenu des magasins</text:p>
        </text:list-item>
        <text:list-item>
          <text:p text:style-name="P42">Génération des objets :</text:p>
          <text:list>
            <text:list-item>
              <text:p text:style-name="P42">Lorsqu'un personnage achète ou trouve un objet, il devra être créé aléatoirement et avoir un prix relatif à ses caractéristique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09:18:15.567204125</meta:creation-date>
    <dc:date>2015-12-10T17:43:58.970498791</dc:date>
    <meta:editing-duration>PT1H50M7S</meta:editing-duration>
    <meta:editing-cycles>12</meta:editing-cycles>
    <meta:generator>LibreOffice/5.0.2.2$Linux_X86_64 LibreOffice_project/00m0$Build-2</meta:generator>
    <meta:document-statistic meta:table-count="0" meta:image-count="0" meta:object-count="0" meta:page-count="4" meta:paragraph-count="134" meta:word-count="966" meta:character-count="5253" meta:non-whitespace-character-count="4522"/>
  </office:meta>
</office:document-meta>
</file>